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 style:data-style-name="N113"/>
    <style:style style:name="ce30" style:family="table-cell" style:parent-style-name="Default" style:data-style-name="N115"/>
    <style:style style:name="ce31" style:family="table-cell" style:parent-style-name="Default" style:data-style-name="N2"/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"/>
    <style:style style:name="ce37" style:family="table-cell" style:parent-style-name="Default">
      <style:text-properties fo:font-weight="normal" style:font-weight-asian="normal" style:font-weight-complex="normal"/>
    </style:style>
    <style:style style:name="ce38" style:family="table-cell" style:parent-style-name="Default" style:data-style-name="N114"/>
    <style:style style:name="ce39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27"/>
          <table:table-cell table:style-name="ce28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27"/>
          <table:table-cell table:number-columns-repeated="12"/>
        </table:table-row>
        <table:table-row table:style-name="ro2">
          <table:table-cell table:style-name="ce27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2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3" office:value-type="string" calcext:value-type="string">
            <text:p>C0</text:p>
          </table:table-cell>
          <table:table-cell table:style-name="ce33" office:value-type="string" calcext:value-type="string">
            <text:p>C1</text:p>
          </table:table-cell>
          <table:table-cell table:style-name="ce33" office:value-type="string" calcext:value-type="string">
            <text:p>C2</text:p>
          </table:table-cell>
          <table:table-cell table:style-name="ce33" office:value-type="string" calcext:value-type="string">
            <text:p>C3</text:p>
          </table:table-cell>
          <table:table-cell table:style-name="ce33" office:value-type="string" calcext:value-type="string">
            <text:p>C4</text:p>
          </table:table-cell>
          <table:table-cell table:style-name="ce33" office:value-type="string" calcext:value-type="string">
            <text:p>C5</text:p>
          </table:table-cell>
          <table:table-cell table:style-name="ce33" office:value-type="string" calcext:value-type="string">
            <text:p>C6 </text:p>
          </table:table-cell>
          <table:table-cell table:style-name="ce33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27" office:value-type="string" calcext:value-type="string">
            <text:p>S0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27" office:value-type="string" calcext:value-type="string">
            <text:p>S1</text:p>
          </table:table-cell>
          <table:table-cell table:number-columns-repeated="7" table:style-name="ce34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27" office:value-type="string" calcext:value-type="string">
            <text:p>S2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8" office:value-type="float" office:value="8" calcext:value-type="float">
            <text:p>8</text:p>
          </table:table-cell>
          <table:table-cell table:style-name="ce34" table:formula="of:=[.G11]+8" office:value-type="float" office:value="16" calcext:value-type="float">
            <text:p>16</text:p>
          </table:table-cell>
          <table:table-cell table:style-name="ce34" table:formula="of:=[.H11]+8" office:value-type="float" office:value="24" calcext:value-type="float">
            <text:p>24</text:p>
          </table:table-cell>
          <table:table-cell table:style-name="ce34" table:formula="of:=[.I11]+8" office:value-type="float" office:value="32" calcext:value-type="float">
            <text:p>32</text:p>
          </table:table-cell>
          <table:table-cell table:style-name="ce34" table:formula="of:=[.J11]+8" office:value-type="float" office:value="40" calcext:value-type="float">
            <text:p>40</text:p>
          </table:table-cell>
          <table:table-cell table:style-name="ce34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27" office:value-type="string" calcext:value-type="string">
            <text:p>Modem</text:p>
          </table:table-cell>
          <table:table-cell table:number-columns-repeated="3"/>
          <table:table-cell table:style-name="ce27" office:value-type="string" calcext:value-type="string">
            <text:p>S3</text:p>
          </table:table-cell>
          <table:table-cell table:style-name="ce34" table:formula="of:=[.F11]+2" office:value-type="float" office:value="2" calcext:value-type="float">
            <text:p>2</text:p>
          </table:table-cell>
          <table:table-cell table:style-name="ce34" table:formula="of:=[.G11]+2" office:value-type="float" office:value="10" calcext:value-type="float">
            <text:p>10</text:p>
          </table:table-cell>
          <table:table-cell table:style-name="ce34" table:formula="of:=[.H11]+2" office:value-type="float" office:value="18" calcext:value-type="float">
            <text:p>18</text:p>
          </table:table-cell>
          <table:table-cell table:style-name="ce34" table:formula="of:=[.I11]+2" office:value-type="float" office:value="26" calcext:value-type="float">
            <text:p>26</text:p>
          </table:table-cell>
          <table:table-cell table:style-name="ce34" table:formula="of:=[.J11]+2" office:value-type="float" office:value="34" calcext:value-type="float">
            <text:p>34</text:p>
          </table:table-cell>
          <table:table-cell table:style-name="ce34" table:formula="of:=[.K11]+2" office:value-type="float" office:value="42" calcext:value-type="float">
            <text:p>42</text:p>
          </table:table-cell>
          <table:table-cell table:style-name="ce34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29" table:formula="of:=1/[.C14]" office:value-type="float" office:value="0.0133333333333333" calcext:value-type="float">
            <text:p>0.013</text:p>
          </table:table-cell>
          <table:table-cell/>
          <table:table-cell table:style-name="ce27" office:value-type="string" calcext:value-type="string">
            <text:p>S4</text:p>
          </table:table-cell>
          <table:table-cell table:style-name="ce34" table:formula="of:=[.F12]+2" office:value-type="float" office:value="4" calcext:value-type="float">
            <text:p>4</text:p>
          </table:table-cell>
          <table:table-cell table:style-name="ce34" table:formula="of:=[.G12]+2" office:value-type="float" office:value="12" calcext:value-type="float">
            <text:p>12</text:p>
          </table:table-cell>
          <table:table-cell table:style-name="ce34" table:formula="of:=[.H12]+2" office:value-type="float" office:value="20" calcext:value-type="float">
            <text:p>20</text:p>
          </table:table-cell>
          <table:table-cell table:style-name="ce34" table:formula="of:=[.I12]+2" office:value-type="float" office:value="28" calcext:value-type="float">
            <text:p>28</text:p>
          </table:table-cell>
          <table:table-cell table:style-name="ce34" table:formula="of:=[.J12]+2" office:value-type="float" office:value="36" calcext:value-type="float">
            <text:p>36</text:p>
          </table:table-cell>
          <table:table-cell table:style-name="ce34" table:formula="of:=[.K12]+2" office:value-type="float" office:value="44" calcext:value-type="float">
            <text:p>44</text:p>
          </table:table-cell>
          <table:table-cell table:style-name="ce34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7" office:value-type="string" calcext:value-type="string">
            <text:p>S5</text:p>
          </table:table-cell>
          <table:table-cell table:style-name="ce34" table:formula="of:=[.F13]+2" office:value-type="float" office:value="6" calcext:value-type="float">
            <text:p>6</text:p>
          </table:table-cell>
          <table:table-cell table:style-name="ce34" table:formula="of:=[.G13]+2" office:value-type="float" office:value="14" calcext:value-type="float">
            <text:p>14</text:p>
          </table:table-cell>
          <table:table-cell table:style-name="ce34" table:formula="of:=[.H13]+2" office:value-type="float" office:value="22" calcext:value-type="float">
            <text:p>22</text:p>
          </table:table-cell>
          <table:table-cell table:style-name="ce34" table:formula="of:=[.I13]+2" office:value-type="float" office:value="30" calcext:value-type="float">
            <text:p>30</text:p>
          </table:table-cell>
          <table:table-cell table:style-name="ce34" table:formula="of:=[.J13]+2" office:value-type="float" office:value="38" calcext:value-type="float">
            <text:p>38</text:p>
          </table:table-cell>
          <table:table-cell table:style-name="ce34" table:formula="of:=[.K13]+2" office:value-type="float" office:value="46" calcext:value-type="float">
            <text:p>46</text:p>
          </table:table-cell>
          <table:table-cell table:style-name="ce34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30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30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30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31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34"/>
        <table:table-column table:style-name="co10" table:default-cell-style-name="ce34"/>
        <table:table-row table:style-name="ro1">
          <table:table-cell table:style-name="ce27"/>
          <table:table-cell table:style-name="ce35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27"/>
          <table:table-cell table:number-columns-repeated="15"/>
        </table:table-row>
        <table:table-row table:style-name="ro2">
          <table:table-cell table:style-name="ce27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32" table:number-columns-spanned="8" table:number-rows-spanned="1"/>
          <table:covered-table-cell table:number-columns-repeated="7" table:style-name="ce27"/>
          <table:table-cell table:style-name="ce33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33" table:number-columns-repeated="11"/>
        </table:table-row>
        <table:table-row table:style-name="ro2" table:number-rows-repeated="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3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29" table:formula="of:=[.C12]*[.C6]" office:value-type="float" office:value="0.16" calcext:value-type="float">
            <text:p>0.160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1]*[.C30]" office:value-type="float" office:value="944.444444444444" calcext:value-type="float">
            <text:p>944</text:p>
          </table:table-cell>
          <table:table-cell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9" table:formula="of:=[.C16]/[.C18]" office:value-type="float" office:value="0.02" calcext:value-type="float">
            <text:p>0.02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9" table:formula="of:=[.C26]-[.C27]" office:value-type="float" office:value="0.018" calcext:value-type="float">
            <text:p>0.018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28]" office:value-type="float" office:value="55.5555555555556" calcext:value-type="float">
            <text:p>55.56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31" table:formula="of:=[.C30]/[.C18]" office:value-type="float" office:value="6.94444444444444" calcext:value-type="float">
            <text:p>6.9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31" office:value-type="float" office:value="4" calcext:value-type="float">
            <text:p>4.00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31" table:formula="of:=[.C31]/[.C32]" office:value-type="float" office:value="1.73611111111111" calcext:value-type="float">
            <text:p>1.74</text:p>
          </table:table-cell>
          <table:table-cell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0]*[.C21]*2" office:value-type="float" office:value="1888.88888888889" calcext:value-type="float">
            <text:p>1888.89</text:p>
          </table:table-cell>
          <table:table-cell/>
          <table:table-cell table:style-name="ce37" office:value-type="string" calcext:value-type="string">
            <text:p>(note, this is rate based on Ts, i.e. after CP removed)</text:p>
          </table:table-cell>
          <table:table-cell table:style-name="ce34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27"/>
          <table:table-cell table:style-name="ce34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31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27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31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27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31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38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31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31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31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31"/>
          <table:table-cell table:number-columns-repeated="2"/>
        </table:table-row>
      </table:table>
      <table:table table:name="ofdm data c0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0 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sed for ARQ, so small packet, low SNR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8" calcext:value-type="float">
            <text:p>28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0.44" calcext:value-type="float">
            <text:p>0.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2.27272727272727" calcext:value-type="float">
            <text:p>2.27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290.909090909091" calcext:value-type="float">
            <text:p>290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181.81818181818" calcext:value-type="float">
            <text:p>2,181.8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745.45454545455" calcext:value-type="float">
            <text:p>1,745.4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0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-2.40756021097943" calcext:value-type="float">
            <text:p>-2.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/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data c1_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5 (8192,4096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4096" calcext:value-type="float">
            <text:p>40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8192" calcext:value-type="float">
            <text:p>81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8208" calcext:value-type="float">
            <text:p>820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104" calcext:value-type="float">
            <text:p>41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8" calcext:value-type="float">
            <text:p>3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4.18" calcext:value-type="float">
            <text:p>4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39234449760766" calcext:value-type="float">
            <text:p>0.23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979.904306220096" calcext:value-type="float">
            <text:p>979.9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7349.28229665072" calcext:value-type="float">
            <text:p>7,349.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5879.42583732058" calcext:value-type="float">
            <text:p>5,879.43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216" calcext:value-type="float">
            <text:p>2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3375" calcext:value-type="float">
            <text:p>337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2.36365233621719" calcext:value-type="float">
            <text:p>2.36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11.3636523362172" calcext:value-type="float">
            <text:p>11.36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7.22mm" draw:caption-point-x="-6.1mm" draw:caption-point-y="15.1mm">
              <dc:creator>D</dc:creator>
              <dc:date>2020-06-10T00:00:00</dc:date>
              <text:p text:style-name="P1"><text:span text:style-name="T1">This 2.5dB </text:span><text:span text:style-name="T1">difference </text:span></text:p>
              <text:p text:style-name="P1"><text:span text:style-name="T1">requires </text:span><text:span text:style-name="T1">investigating. <text:s/></text:span><text:span text:style-name="T1">Suspect it’s </text:span><text:span text:style-name="T1">because packet </text:span><text:span text:style-name="T1">is shorter than 2x </text:span><text:span text:style-name="T1">Doppler (fade </text:span><text:span text:style-name="T1">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1687.5" calcext:value-type="float">
            <text:p>1688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5.01029995663981" calcext:value-type="float">
            <text:p>5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7:.C39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31" table:formula="of:=[.C36]+SUM([.C37:.C39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7.22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_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Candidate 3 rev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arget MPP at negative SNRs at about 300 bits/s payload data rate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table:formula="of:=[.C7]/[.C9]" office:value-type="float" office:value="0.5" calcext:value-type="float">
            <text:p>0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1024" calcext:value-type="float">
            <text:p>102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2048" calcext:value-type="float">
            <text:p>20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[.C10]*[.C22]" office:value-type="float" office:value="2112" calcext:value-type="float">
            <text:p>211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1056" calcext:value-type="float">
            <text:p>10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3]/[.C25]" office:value-type="float" office:value="33" calcext:value-type="float">
            <text:p>33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4]*[.C31]" office:value-type="float" office:value="3.63" calcext:value-type="float">
            <text:p>3.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0.275482093663912" calcext:value-type="float">
            <text:p>0.2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282.093663911846" calcext:value-type="float">
            <text:p>282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2115.70247933884" calcext:value-type="float">
            <text:p>2,115.7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8]" office:value-type="float" office:value="1692.56198347108" calcext:value-type="float">
            <text:p>1,692.56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8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1000" calcext:value-type="float">
            <text:p>1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3.01029995663981" calcext:value-type="float">
            <text:p>3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SUM([.C35:.C39])+10*LOG10([.C33]/[.C34])" office:value-type="float" office:value="1.09121452118657" calcext:value-type="float">
            <text:p>1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500" calcext:value-type="float">
            <text:p>500</text:p>
          </table:table-cell>
          <table:table-cell/>
          <table:table-cell office:value-type="string" calcext:value-type="string">
            <text:p>Nice wide RF bandwidth to handle multipath well</text:p>
          </table:table-cell>
        </table:table-row>
      </table:table>
      <table:table table:name="ofdm qam16c2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FreeDV “data” waveform QAM16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6 DVBS2 code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 rate</text:p>
          </table:table-cell>
          <table:table-cell table:style-name="ce29" table:formula="of:=[.C6]/[.C8]" office:value-type="float" office:value="0.6" calcext:value-type="float">
            <text:p>0.6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/payload bits</text:p>
          </table:table-cell>
          <table:table-cell office:value-type="float" office:value="9720" calcext:value-type="float">
            <text:p>97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table:formula="of:=[.C8]-[.C6]" office:value-type="float" office:value="6480" calcext:value-type="float">
            <text:p>64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office:value-type="float" office:value="16200" calcext:value-type="float">
            <text:p>16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16368" calcext:value-type="float">
            <text:p>16368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4092" calcext:value-type="float">
            <text:p>409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39" table:formula="of:=[.C12]/[.C24]" office:value-type="float" office:value="31" calcext:value-type="float">
            <text:p>3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39" table:formula="of:=[.C13]*[.C30]" office:value-type="float" office:value="3.1" calcext:value-type="float">
            <text:p>3.1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4]" office:value-type="float" office:value="0.32258064516129" calcext:value-type="float">
            <text:p>0.32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6]/[.C14]" office:value-type="float" office:value="3135.48387096774" calcext:value-type="float">
            <text:p>3,135.4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6]*60/8" office:value-type="float" office:value="23516.1290322581" calcext:value-type="float">
            <text:p>23,516.1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39" table:formula="of:=0.8*[.C17]" office:value-type="float" office:value="18812.9032258065" calcext:value-type="float">
            <text:p>18,812.9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AM16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string" calcext:value-type="string">
            <text:p>aim for worst case MPP</text:p>
          </table:table-cell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 (dB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4]+10*LOG10([.C21])" office:value-type="float" office:value="11.0205999132796" calcext:value-type="float">
            <text:p>11.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31" table:formula="of:=[.C34]+SUM([.C36:.C38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table table:name="ofdm 700E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35" office:value-type="string" calcext:value-type="string">
            <text:p>OFDM Modem 700E Wavefor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Np=4, which gives 0.5dB better perf than c1, 100Hz less RF BW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7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 table:style-name="ce27"/>
          <table:table-cell office:value-type="string" calcext:value-type="string">
            <text:p>FEC code rate</text:p>
          </table:table-cell>
          <table:table-cell table:style-name="ce29" office:value-type="float" office:value="0.5" calcext:value-type="float">
            <text:p>0.500</text:p>
          </table:table-cell>
          <table:table-cell/>
          <table:table-cell office:value-type="string" calcext:value-type="string">
            <text:p>Bills short (112,56) LDPC code</text:p>
          </table:table-cell>
        </table:table-row>
        <table:table-row table:style-name="ro2">
          <table:table-cell/>
          <table:table-cell office:value-type="string" calcext:value-type="string">
            <text:p>FEC payload/data bits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2 28-bit Codec 2 700C frames</text:p>
          </table:table-cell>
        </table:table-row>
        <table:table-row table:style-name="ro2">
          <table:table-cell/>
          <table:table-cell office:value-type="string" calcext:value-type="string">
            <text:p>FEC parity bits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7]+[.C8]" office:value-type="float" office:value="112" calcext:value-type="float">
            <text:p>1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unprotected txt bits/frame, outside of FEC codeword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9]+([.C10]+[.C11])*[.C22]" office:value-type="float" office:value="126" calcext:value-type="float">
            <text:p>126</text:p>
          </table:table-cell>
          <table:table-cell/>
          <table:table-cell office:value-type="string" calcext:value-type="string">
            <text:p>includes payload packet data, FEC parity, UW, txt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9]/[.C22]+[.C10]+[.C11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3]/[.C25]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4]*[.C31]" office:value-type="float" office:value="0.08" calcext:value-type="float">
            <text:p>0.08</text:p>
          </table:table-cell>
          <table:table-cell/>
          <table:table-cell office:value-type="string" calcext:value-type="string">
            <text:p>Needs to be exactly 80ms (2 40 ms codec frames)</text:p>
          </table:table-cell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29" table:formula="of:=1/[.C15]" office:value-type="float" office:value="12.5" calcext:value-type="float">
            <text:p>12.5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39" table:formula="of:=[.C7]/[.C15]" office:value-type="float" office:value="700" calcext:value-type="float">
            <text:p>70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39" table:formula="of:=[.C17]*60/8" office:value-type="float" office:value="5250" calcext:value-type="float">
            <text:p>5,250.00</text:p>
          </table:table-cell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39"/>
          <table:table-cell table:number-columns-repeated="2"/>
        </table:table-row>
        <table:table-row table:style-name="ro2">
          <table:table-cell table:style-name="ce27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3]-1)*[.C24]" office:value-type="float" office:value="63" calcext:value-type="float">
            <text:p>6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5]*[.C22]" office:value-type="float" office:value="126" calcext:value-type="float">
            <text:p>1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style-name="ce31" table:formula="of:=1/[.C28]" office:value-type="float" office:value="71.4285714285714" calcext:value-type="float">
            <text:p>71.4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table:style-name="ce38" office:value-type="float" office:value="0.014" calcext:value-type="float">
            <text:p>0.0140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table:style-name="ce38" office:value-type="float" office:value="0.006" calcext:value-type="float">
            <text:p>0.006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38" table:formula="of:=[.C28]+[.C29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30]*[.C23]" office:value-type="float" office:value="0.08" calcext:value-type="float">
            <text:p>0.0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31" table:formula="of:=[.C24]*[.C27]*[.C22]" office:value-type="float" office:value="3000" calcext:value-type="float">
            <text:p>300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uncoded operating point Es/No (dB)</text:p>
          </table:table-cell>
          <table:table-cell table:style-name="ce39" table:formula="of:=[.C35]+10*LOG10([.C22])" office:value-type="float" office:value="2.01029995663981" calcext:value-type="float">
            <text:p>2.0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39" table:formula="of:=10*LOG10([.C23]/([.C23]-1))" office:value-type="float" office:value="1.249387366083" calcext:value-type="float">
            <text:p>1.25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39" table:formula="of:=10*LOG10([.C30]/[.C28])" office:value-type="float" office:value="1.54901959985743" calcext:value-type="float">
            <text:p>1.55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 point SNR3k (dB) @ 10% PER</text:p>
          </table:table-cell>
          <table:table-cell table:style-name="ce31" office:value-type="float" office:value="1" calcext:value-type="float">
            <text:p>1.00</text:p>
          </table:table-cell>
          <table:table-cell/>
          <table:table-cell office:value-type="string" calcext:value-type="string">
            <text:p>Simulated</text:p>
          </table:table-cell>
        </table:table-row>
        <table:table-row table:style-name="ro2">
          <table:table-cell/>
          <table:table-cell office:value-type="string" calcext:value-type="string">
            <text:p>Multipath op point SNR3k (dB) @ 10% PER</text:p>
          </table:table-cell>
          <table:table-cell table:style-name="ce31" office:value-type="float" office:value="8" calcext:value-type="float">
            <text:p>8.00</text:p>
          </table:table-cell>
          <table:table-cell/>
          <table:table-cell office:value-type="string" calcext:value-type="string">
            <text:p>Simulated MPP/MPD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36" table:formula="of:=[.C24]/[.C28]" office:value-type="float" office:value="1500" calcext:value-type="float">
            <text:p>1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9:48:35.4018722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1-01-26T20:05:24.642352525</dc:date>
    <meta:editing-duration>P3DT15H3M24S</meta:editing-duration>
    <meta:editing-cycles>75</meta:editing-cycles>
    <meta:generator>LibreOffice/6.0.7.3$Linux_X86_64 LibreOffice_project/00m0$Build-3</meta:generator>
    <meta:document-statistic meta:table-count="9" meta:cell-count="763" meta:object-count="0"/>
  </office:meta>
</office:document-meta>
</file>